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officeooo:rsid="0012c1b8" officeooo:paragraph-rsid="0012c1b8"/>
    </style:style>
    <style:style style:name="P2" style:family="paragraph" style:parent-style-name="Standard">
      <style:text-properties fo:color="#000000" style:font-name="Liberation Serif" officeooo:rsid="0012c1b8" officeooo:paragraph-rsid="00152dc3"/>
    </style:style>
    <style:style style:name="P3" style:family="paragraph" style:parent-style-name="Standard">
      <style:text-properties fo:color="#000000" style:font-name="Liberation Serif" officeooo:rsid="001c5dea" officeooo:paragraph-rsid="001c5dea"/>
    </style:style>
    <style:style style:name="P4" style:family="paragraph" style:parent-style-name="Standard">
      <style:text-properties fo:color="#000000" style:font-name="Liberation Serif" officeooo:rsid="001dbdd4" officeooo:paragraph-rsid="001dbdd4"/>
    </style:style>
    <style:style style:name="P5" style:family="paragraph" style:parent-style-name="Standard">
      <style:text-properties fo:color="#000000" style:font-name="Liberation Serif" officeooo:rsid="001f6d03" officeooo:paragraph-rsid="001f6d03"/>
    </style:style>
    <style:style style:name="P6" style:family="paragraph" style:parent-style-name="Standard">
      <style:text-properties fo:color="#000000" style:font-name="Liberation Serif" officeooo:rsid="0020c0ec" officeooo:paragraph-rsid="0020c0ec"/>
    </style:style>
    <style:style style:name="P7" style:family="paragraph" style:parent-style-name="Standard">
      <style:text-properties fo:color="#000000" style:font-name="Liberation Serif" officeooo:rsid="002110df" officeooo:paragraph-rsid="002110df"/>
    </style:style>
    <style:style style:name="P8" style:family="paragraph" style:parent-style-name="Standard">
      <style:text-properties fo:color="#000000" style:font-name="Liberation Serif" officeooo:rsid="0023f053" officeooo:paragraph-rsid="002bdb64"/>
    </style:style>
    <style:style style:name="P9" style:family="paragraph" style:parent-style-name="Standard">
      <style:text-properties fo:color="#000000" style:font-name="Liberation Serif" officeooo:rsid="0023f053" officeooo:paragraph-rsid="002d457a"/>
    </style:style>
    <style:style style:name="P10" style:family="paragraph" style:parent-style-name="Standard">
      <style:text-properties fo:color="#000000" style:font-name="Liberation Serif" officeooo:rsid="0023f053" officeooo:paragraph-rsid="002e8ad6"/>
    </style:style>
    <style:style style:name="P11" style:family="paragraph" style:parent-style-name="Standard">
      <style:text-properties fo:color="#000000" style:font-name="Liberation Serif" officeooo:rsid="00249ff0" officeooo:paragraph-rsid="00249ff0"/>
    </style:style>
    <style:style style:name="P12" style:family="paragraph" style:parent-style-name="Standard">
      <style:text-properties fo:color="#000000" style:font-name="Liberation Serif" officeooo:rsid="00249ff0" officeooo:paragraph-rsid="0029734f"/>
    </style:style>
    <style:style style:name="P13" style:family="paragraph" style:parent-style-name="Standard">
      <style:text-properties fo:color="#000000" style:font-name="Liberation Serif" officeooo:rsid="00265a2b" officeooo:paragraph-rsid="00265a2b"/>
    </style:style>
    <style:style style:name="P14" style:family="paragraph" style:parent-style-name="Standard">
      <style:text-properties fo:color="#000000" style:font-name="Liberation Serif" officeooo:rsid="002bdb64" officeooo:paragraph-rsid="002bdb64"/>
    </style:style>
    <style:style style:name="P15" style:family="paragraph" style:parent-style-name="Standard">
      <style:text-properties fo:color="#000000" style:font-name="Liberation Serif" officeooo:rsid="002e8ad6" officeooo:paragraph-rsid="002e8ad6"/>
    </style:style>
    <style:style style:name="P16" style:family="paragraph" style:parent-style-name="Standard">
      <style:text-properties fo:color="#000000" style:font-name="Liberation Serif" fo:font-size="12pt" officeooo:rsid="0023f053" officeooo:paragraph-rsid="0031d98a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23f053" officeooo:paragraph-rsid="00336ce7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336ce7" officeooo:paragraph-rsid="00336ce7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36097f" officeooo:paragraph-rsid="0036097f" style:font-size-asian="12pt" style:font-size-complex="12pt"/>
    </style:style>
    <style:style style:name="P20" style:family="paragraph" style:parent-style-name="Standard">
      <style:text-properties fo:color="#000000" style:font-name="Liberation Serif" fo:font-weight="bold" officeooo:rsid="001c5dea" officeooo:paragraph-rsid="001c5dea" style:font-weight-asian="bold" style:font-weight-complex="bold"/>
    </style:style>
    <style:style style:name="P21" style:family="paragraph" style:parent-style-name="Standard">
      <style:text-properties fo:color="#000000" style:font-name="Liberation Serif" fo:font-style="italic" style:text-underline-style="none" fo:font-weight="bold" officeooo:rsid="0023f053" officeooo:paragraph-rsid="0023f053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000000" style:font-name="Liberation Serif" fo:font-style="italic" style:text-underline-style="none" fo:font-weight="bold" officeooo:rsid="0023f053" officeooo:paragraph-rsid="002bdb64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color="#330099" style:font-name="FreeMono" fo:font-size="9pt" officeooo:rsid="001c5dea" officeooo:paragraph-rsid="001c5dea" style:font-size-asian="9pt" style:font-size-complex="9pt"/>
    </style:style>
    <style:style style:name="P24" style:family="paragraph" style:parent-style-name="Standard">
      <style:text-properties fo:color="#330099" style:font-name="FreeMono" fo:font-size="9pt" officeooo:rsid="0020c0ec" officeooo:paragraph-rsid="0020c0ec" style:font-size-asian="9pt" style:font-size-complex="9pt"/>
    </style:style>
    <style:style style:name="P25" style:family="paragraph" style:parent-style-name="Standard">
      <style:text-properties fo:color="#330099" style:font-name="FreeMono" fo:font-size="9pt" officeooo:rsid="002110df" officeooo:paragraph-rsid="002110df" style:font-size-asian="9pt" style:font-size-complex="9pt"/>
    </style:style>
    <style:style style:name="P26" style:family="paragraph" style:parent-style-name="Standard">
      <style:text-properties fo:color="#330099" style:font-name="FreeMono" fo:font-size="9pt" officeooo:rsid="0023f053" officeooo:paragraph-rsid="0023f053" style:font-size-asian="9pt" style:font-size-complex="9pt"/>
    </style:style>
    <style:style style:name="P27" style:family="paragraph" style:parent-style-name="Standard">
      <style:text-properties fo:color="#330099" style:font-name="FreeMono" fo:font-size="9pt" officeooo:rsid="0023f053" officeooo:paragraph-rsid="002bdb64" style:font-size-asian="9pt" style:font-size-complex="9pt"/>
    </style:style>
    <style:style style:name="P28" style:family="paragraph" style:parent-style-name="Standard">
      <style:text-properties fo:color="#330099" style:font-name="FreeMono" fo:font-size="9pt" officeooo:rsid="00265a2b" officeooo:paragraph-rsid="00265a2b" style:font-size-asian="9pt" style:font-size-complex="9pt"/>
    </style:style>
    <style:style style:name="P29" style:family="paragraph" style:parent-style-name="Standard">
      <style:text-properties fo:color="#330099" style:font-name="FreeMono" fo:font-size="9pt" officeooo:rsid="00265a2b" officeooo:paragraph-rsid="0029734f" style:font-size-asian="9pt" style:font-size-complex="9pt"/>
    </style:style>
    <style:style style:name="P30" style:family="paragraph" style:parent-style-name="Standard">
      <style:text-properties fo:color="#330099" style:font-name="FreeMono" fo:font-size="9pt" officeooo:rsid="00249ff0" officeooo:paragraph-rsid="00249ff0" style:font-size-asian="9pt" style:font-size-complex="9pt"/>
    </style:style>
    <style:style style:name="P31" style:family="paragraph" style:parent-style-name="Standard">
      <style:text-properties fo:color="#330099" style:font-name="FreeMono" fo:font-size="9pt" officeooo:rsid="002e8ad6" officeooo:paragraph-rsid="002e8ad6" style:font-size-asian="9pt" style:font-size-complex="9pt"/>
    </style:style>
    <style:style style:name="P32" style:family="paragraph" style:parent-style-name="Standard">
      <style:text-properties fo:color="#330099" style:font-name="FreeMono" fo:font-size="9pt" officeooo:rsid="0031d98a" officeooo:paragraph-rsid="0031d98a" style:font-size-asian="9pt" style:font-size-complex="9pt"/>
    </style:style>
    <style:style style:name="P33" style:family="paragraph" style:parent-style-name="Standard">
      <style:text-properties fo:color="#330099" style:font-name="FreeMono" fo:font-size="9pt" officeooo:rsid="001dbdd4" officeooo:paragraph-rsid="001dbdd4" style:font-size-asian="9pt" style:font-size-complex="9pt"/>
    </style:style>
    <style:style style:name="P34" style:family="paragraph" style:parent-style-name="Standard">
      <style:text-properties fo:color="#330099" style:font-name="FreeMono" fo:font-size="9pt" officeooo:rsid="002f8ccb" officeooo:paragraph-rsid="002f8ccb" style:font-size-asian="9pt" style:font-size-complex="9pt"/>
    </style:style>
    <style:style style:name="P35" style:family="paragraph" style:parent-style-name="Standard">
      <style:text-properties fo:color="#000099" style:font-name="FreeMono" fo:font-size="9pt" officeooo:rsid="0036097f" officeooo:paragraph-rsid="0036097f" style:font-size-asian="9pt" style:font-size-complex="9pt"/>
    </style:style>
    <style:style style:name="P36" style:family="paragraph" style:parent-style-name="Standard">
      <style:paragraph-properties fo:break-before="page"/>
      <style:text-properties fo:color="#000000" style:font-name="Liberation Serif" officeooo:rsid="001dbdd4" officeooo:paragraph-rsid="001dbdd4"/>
    </style:style>
    <style:style style:name="P37" style:family="paragraph" style:parent-style-name="Standard">
      <style:paragraph-properties fo:break-before="page"/>
      <style:text-properties fo:color="#000000" style:font-name="Liberation Serif" officeooo:rsid="0023f053" officeooo:paragraph-rsid="0023f053"/>
    </style:style>
    <style:style style:name="P38" style:family="paragraph" style:parent-style-name="Text_20_body">
      <style:text-properties fo:color="#000000" style:font-name="Liberation Serif"/>
    </style:style>
    <style:style style:name="P39" style:family="paragraph" style:parent-style-name="Text_20_body">
      <style:text-properties fo:color="#000000" style:font-name="Liberation Serif" officeooo:rsid="001324d2" officeooo:paragraph-rsid="001324d2"/>
    </style:style>
    <style:style style:name="P40" style:family="paragraph" style:parent-style-name="Text_20_body">
      <style:text-properties fo:color="#000000" style:font-name="Liberation Serif" officeooo:rsid="001341d4" officeooo:paragraph-rsid="001341d4"/>
    </style:style>
    <style:style style:name="P41" style:family="paragraph" style:parent-style-name="Code">
      <style:text-properties fo:color="#330099" style:font-name="FreeMono" fo:font-size="9pt" style:font-size-asian="9pt" style:font-size-complex="9pt"/>
    </style:style>
    <style:style style:name="P42" style:family="paragraph" style:parent-style-name="Standard" style:list-style-name="L1">
      <style:text-properties fo:color="#000000" style:font-name="Liberation Serif" officeooo:rsid="0012c1b8" officeooo:paragraph-rsid="00336bea"/>
    </style:style>
    <style:style style:name="P43" style:family="paragraph" style:parent-style-name="Standard" style:list-style-name="L1">
      <style:text-properties fo:color="#000000" style:font-name="Liberation Serif" officeooo:rsid="0012c1b8" officeooo:paragraph-rsid="0012c1b8"/>
    </style:style>
    <style:style style:name="P44" style:family="paragraph" style:parent-style-name="Standard" style:list-style-name="L1">
      <style:text-properties fo:color="#000000" style:font-name="Liberation Serif" officeooo:rsid="001625fb" officeooo:paragraph-rsid="001625fb"/>
    </style:style>
    <style:style style:name="P45" style:family="paragraph" style:parent-style-name="Standard" style:list-style-name="L1">
      <style:text-properties fo:color="#000000" style:font-name="Liberation Serif" officeooo:rsid="001625fb" officeooo:paragraph-rsid="00169a67"/>
    </style:style>
    <style:style style:name="P46" style:family="paragraph" style:parent-style-name="Standard" style:list-style-name="L1">
      <style:text-properties fo:color="#000000" style:font-name="Liberation Serif" officeooo:rsid="00152dc3" officeooo:paragraph-rsid="00152dc3"/>
    </style:style>
    <style:style style:name="P47" style:family="paragraph" style:parent-style-name="Standard" style:list-style-name="L1">
      <style:text-properties fo:color="#000000" style:font-name="Liberation Serif" officeooo:rsid="001a55eb" officeooo:paragraph-rsid="001a55eb"/>
    </style:style>
    <style:style style:name="P48" style:family="paragraph" style:parent-style-name="Standard" style:list-style-name="L2">
      <style:text-properties fo:color="#000000" style:font-name="Liberation Serif" officeooo:rsid="001c5dea" officeooo:paragraph-rsid="001dbdd4"/>
    </style:style>
    <style:style style:name="P49" style:family="paragraph" style:parent-style-name="Standard" style:list-style-name="L3">
      <style:text-properties fo:color="#000000" style:font-name="Liberation Serif" officeooo:rsid="001f6d03" officeooo:paragraph-rsid="001f6d03"/>
    </style:style>
    <style:style style:name="P50" style:family="paragraph" style:parent-style-name="Standard" style:list-style-name="L4">
      <style:text-properties fo:color="#000000" style:font-name="Liberation Serif" officeooo:rsid="002d457a" officeooo:paragraph-rsid="002d457a"/>
    </style:style>
    <style:style style:name="P51" style:family="paragraph" style:parent-style-name="Standard" style:list-style-name="L4">
      <style:text-properties fo:color="#000000" style:font-name="Liberation Serif" officeooo:rsid="002e8ad6" officeooo:paragraph-rsid="002e8ad6"/>
    </style:style>
    <style:style style:name="P52" style:family="paragraph" style:parent-style-name="Standard" style:list-style-name="L5">
      <style:text-properties fo:color="#000000" style:font-name="Liberation Serif" fo:font-size="12pt" officeooo:rsid="00336ce7" officeooo:paragraph-rsid="00336ce7" style:font-size-asian="12pt" style:font-size-complex="12pt"/>
    </style:style>
    <style:style style:name="P53" style:family="paragraph" style:parent-style-name="Standard" style:list-style-name="L5">
      <style:text-properties fo:color="#000000" style:font-name="Liberation Serif" fo:font-size="12pt" officeooo:rsid="0036097f" officeooo:paragraph-rsid="0036097f" style:font-size-asian="12pt" style:font-size-complex="12pt"/>
    </style:style>
    <style:style style:name="P54" style:family="paragraph" style:parent-style-name="Standard" style:list-style-name="L5">
      <style:text-properties fo:color="#000000" style:font-name="Liberation Serif" fo:font-size="12pt" officeooo:rsid="003ad474" officeooo:paragraph-rsid="003ad474" style:font-size-asian="12pt" style:font-size-complex="12pt"/>
    </style:style>
    <style:style style:name="P55" style:family="paragraph" style:parent-style-name="Standard" style:list-style-name="L5">
      <style:text-properties fo:color="#000000" style:font-name="Liberation Serif" fo:font-size="12pt" officeooo:rsid="003cc818" officeooo:paragraph-rsid="003cc818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3cc818" officeooo:paragraph-rsid="003cc818" style:font-size-asian="12pt" style:font-size-complex="12pt"/>
    </style:style>
    <style:style style:name="P57" style:family="paragraph" style:parent-style-name="Standard">
      <loext:graphic-properties draw:fill="none"/>
      <style:paragraph-properties fo:background-color="transparent"/>
      <style:text-properties fo:color="#000000" style:font-name="Liberation Serif" fo:font-size="12pt" fo:font-weight="normal" officeooo:rsid="003d3119" officeooo:paragraph-rsid="003d3119" style:font-size-asian="12pt" style:font-weight-asian="normal" style:font-size-complex="12pt" style:font-weight-complex="normal"/>
    </style:style>
    <style:style style:name="P58" style:family="paragraph" style:parent-style-name="Standard" style:list-style-name="L10">
      <loext:graphic-properties draw:fill="none"/>
      <style:paragraph-properties fo:background-color="transparent"/>
      <style:text-properties fo:color="#000000" style:font-name="Liberation Serif" fo:font-size="12pt" fo:font-weight="normal" officeooo:rsid="003d75ba" officeooo:paragraph-rsid="003d75ba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background-color="transparent"/>
      <style:text-properties fo:color="#000000" style:font-name="Liberation Serif" fo:font-size="12pt" fo:font-weight="normal" officeooo:rsid="003d75ba" officeooo:paragraph-rsid="003d75ba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background-color="transparent"/>
      <style:text-properties fo:color="#000000" style:font-name="Liberation Serif" fo:font-size="12pt" fo:font-weight="normal" officeooo:rsid="003f1c2d" officeooo:paragraph-rsid="003f1c2d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color="#000000" officeooo:paragraph-rsid="00249ff0"/>
    </style:style>
    <style:style style:name="P6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52dc3" officeooo:paragraph-rsid="00152dc3"/>
    </style:style>
    <style:style style:name="P63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1dbdd4" officeooo:paragraph-rsid="001dbdd4" style:font-size-asian="12pt" style:font-size-complex="12pt"/>
    </style:style>
    <style:style style:name="P64" style:family="paragraph" style:parent-style-name="Standard">
      <style:text-properties fo:color="#000099" style:font-name="FreeMono" fo:font-size="9pt" officeooo:rsid="0036097f" officeooo:paragraph-rsid="0036097f" style:font-size-asian="9pt" style:font-size-complex="9pt"/>
    </style:style>
    <style:style style:name="P65" style:family="paragraph" style:parent-style-name="Standard">
      <style:text-properties fo:color="#000099" style:font-name="FreeMono" fo:font-size="9pt" officeooo:rsid="001c5dea" officeooo:paragraph-rsid="003b3ccf" style:font-size-asian="9pt" style:font-size-complex="9pt"/>
    </style:style>
    <style:style style:name="P66" style:family="paragraph" style:parent-style-name="Standard">
      <style:text-properties fo:color="#000099" style:font-name="FreeMono" fo:font-size="9pt" officeooo:rsid="00378f48" officeooo:paragraph-rsid="00378f48" style:font-size-asian="9pt" style:font-size-complex="9pt"/>
    </style:style>
    <style:style style:name="P67" style:family="paragraph" style:parent-style-name="Standard">
      <style:text-properties fo:color="#000099" style:font-name="FreeMono" fo:font-size="9pt" officeooo:rsid="00378f48" officeooo:paragraph-rsid="003a5068" style:font-size-asian="9pt" style:font-size-complex="9pt"/>
    </style:style>
    <style:style style:name="P68" style:family="paragraph" style:parent-style-name="Standard">
      <style:text-properties fo:color="#000099" style:font-name="FreeMono" fo:font-size="9pt" officeooo:rsid="00378f48" officeooo:paragraph-rsid="003b3ccf" style:font-size-asian="9pt" style:font-size-complex="9pt"/>
    </style:style>
    <style:style style:name="P69" style:family="paragraph" style:parent-style-name="Standard">
      <style:text-properties fo:color="#000099" style:font-name="FreeMono" fo:font-size="9pt" officeooo:rsid="001c5dea" officeooo:paragraph-rsid="003b3ccf" style:font-size-asian="9pt" style:font-size-complex="9pt"/>
    </style:style>
    <style:style style:name="P70" style:family="paragraph" style:parent-style-name="Standard">
      <style:text-properties fo:color="#000099" style:font-name="FreeMono" fo:font-size="9pt" officeooo:rsid="0036f12c" officeooo:paragraph-rsid="0036f12c" style:font-size-asian="9pt" style:font-size-complex="9pt"/>
    </style:style>
    <style:style style:name="P71" style:family="paragraph" style:parent-style-name="Standard">
      <style:text-properties fo:color="#000099" style:font-name="FreeMono" fo:font-size="9pt" officeooo:rsid="00378f48" officeooo:paragraph-rsid="00378f48" style:font-size-asian="9pt" style:font-size-complex="9pt"/>
    </style:style>
    <style:style style:name="P72" style:family="paragraph" style:parent-style-name="Standard">
      <style:text-properties fo:color="#000099" style:font-name="FreeMono" fo:font-size="9pt" officeooo:rsid="003b3ccf" officeooo:paragraph-rsid="003b3ccf" style:font-size-asian="9pt" style:font-size-complex="9pt"/>
    </style:style>
    <style:style style:name="P73" style:family="paragraph" style:parent-style-name="Standard">
      <loext:graphic-properties draw:fill="none"/>
      <style:paragraph-properties fo:background-color="transparent"/>
      <style:text-properties fo:color="#000099" style:font-name="FreeMono" fo:font-size="9pt" officeooo:rsid="003d3119" officeooo:paragraph-rsid="003d3119" style:font-size-asian="9pt" style:font-size-complex="9pt"/>
    </style:style>
    <style:style style:name="P74" style:family="paragraph" style:parent-style-name="Standard">
      <loext:graphic-properties draw:fill="none"/>
      <style:paragraph-properties fo:background-color="transparent"/>
      <style:text-properties fo:color="#000099" style:font-name="FreeMono" fo:font-size="9pt" fo:font-weight="normal" officeooo:rsid="003d75ba" officeooo:paragraph-rsid="003d75ba" style:font-size-asian="9pt" style:font-weight-asian="normal" style:font-size-complex="9pt" style:font-weight-complex="normal"/>
    </style:style>
    <style:style style:name="P75" style:family="paragraph" style:parent-style-name="Standard">
      <loext:graphic-properties draw:fill="none"/>
      <style:paragraph-properties fo:background-color="transparent"/>
      <style:text-properties fo:color="#000099" style:font-name="FreeMono" fo:font-size="9pt" fo:font-weight="normal" officeooo:rsid="003f1c2d" officeooo:paragraph-rsid="003f1c2d" style:font-size-asian="9pt" style:font-weight-asian="normal" style:font-size-complex="9pt" style:font-weight-complex="normal"/>
    </style:style>
    <style:style style:name="P76" style:family="paragraph" style:parent-style-name="Standard" style:list-style-name="L6">
      <style:text-properties officeooo:rsid="0036097f" officeooo:paragraph-rsid="0036097f"/>
    </style:style>
    <style:style style:name="P77" style:family="paragraph" style:parent-style-name="Standard">
      <style:text-properties officeooo:rsid="0036097f" officeooo:paragraph-rsid="0036097f"/>
    </style:style>
    <style:style style:name="P78" style:family="paragraph" style:parent-style-name="Standard">
      <style:text-properties fo:color="#330099" style:font-name="FreeMono" officeooo:rsid="001c5dea" officeooo:paragraph-rsid="001c5dea"/>
    </style:style>
    <style:style style:name="P79" style:family="paragraph" style:parent-style-name="Standard" style:list-style-name="L6">
      <style:text-properties officeooo:rsid="0036f12c" officeooo:paragraph-rsid="0036f12c"/>
    </style:style>
    <style:style style:name="P80" style:family="paragraph" style:parent-style-name="Standard">
      <style:text-properties officeooo:rsid="0036f12c" officeooo:paragraph-rsid="0036f12c"/>
    </style:style>
    <style:style style:name="P81" style:family="paragraph" style:parent-style-name="Standard">
      <style:text-properties officeooo:rsid="00378f48" officeooo:paragraph-rsid="00378f48"/>
    </style:style>
    <style:style style:name="P82" style:family="paragraph" style:parent-style-name="Standard" style:list-style-name="L6">
      <style:text-properties officeooo:rsid="00378f48" officeooo:paragraph-rsid="00378f48"/>
    </style:style>
    <style:style style:name="P83" style:family="paragraph" style:parent-style-name="Standard">
      <style:paragraph-properties fo:text-align="start" style:justify-single-word="false"/>
      <style:text-properties officeooo:paragraph-rsid="003a5068"/>
    </style:style>
    <style:style style:name="P84" style:family="paragraph" style:parent-style-name="Standard" style:list-style-name="L9">
      <style:text-properties officeooo:paragraph-rsid="003cc818"/>
    </style:style>
    <style:style style:name="P85" style:family="paragraph" style:parent-style-name="Standard" style:list-style-name="L10">
      <loext:graphic-properties draw:fill="none"/>
      <style:paragraph-properties fo:background-color="transparent"/>
      <style:text-properties officeooo:paragraph-rsid="003d3119"/>
    </style:style>
    <style:style style:name="P86" style:family="paragraph" style:parent-style-name="Standard">
      <style:text-properties officeooo:paragraph-rsid="003cc818"/>
    </style:style>
    <style:style style:name="P87" style:family="paragraph" style:parent-style-name="Standard">
      <loext:graphic-properties draw:fill="none"/>
      <style:paragraph-properties fo:margin-left="-0.6252in" fo:margin-right="-0.5618in" fo:text-indent="0in" style:auto-text-indent="false" fo:background-color="transparent"/>
      <style:text-properties officeooo:rsid="0036f12c" officeooo:paragraph-rsid="0036f12c"/>
    </style:style>
    <style:style style:name="P88" style:family="paragraph" style:parent-style-name="Standard">
      <loext:graphic-properties draw:fill="none"/>
      <style:paragraph-properties fo:margin-left="-0.6252in" fo:margin-right="-0.5618in" fo:text-indent="0in" style:auto-text-indent="false" fo:background-color="transparent"/>
      <style:text-properties fo:color="#000099" style:font-name="FreeMono" fo:font-size="9pt" officeooo:rsid="0036f12c" officeooo:paragraph-rsid="0036f12c" style:font-size-asian="9pt" style:font-size-complex="9pt"/>
    </style:style>
    <style:style style:name="P89" style:family="paragraph" style:parent-style-name="Standard">
      <loext:graphic-properties draw:fill="none"/>
      <style:paragraph-properties fo:margin-left="-0.6252in" fo:margin-right="-0.5618in" fo:text-indent="0in" style:auto-text-indent="false" fo:background-color="transparent"/>
      <style:text-properties fo:color="#000099" style:font-name="FreeMono" fo:font-size="9pt" officeooo:rsid="003cc818" officeooo:paragraph-rsid="003cc818" style:font-size-asian="9pt" style:font-size-complex="9pt"/>
    </style:style>
    <style:style style:name="P90" style:family="paragraph" style:parent-style-name="Standard">
      <loext:graphic-properties draw:fill="none"/>
      <style:paragraph-properties fo:margin-left="-0.6252in" fo:margin-right="-0.5618in" fo:text-indent="0in" style:auto-text-indent="false" fo:background-color="transparent"/>
      <style:text-properties fo:color="#330099" style:font-name="FreeMono" fo:font-size="9pt" officeooo:rsid="00239abd" officeooo:paragraph-rsid="00239abd" style:font-size-asian="9pt" style:font-size-complex="9pt"/>
    </style:style>
    <style:style style:name="P91" style:family="paragraph" style:parent-style-name="Standard" style:master-page-name="">
      <loext:graphic-properties draw:fill="none"/>
      <style:paragraph-properties fo:margin-left="-0.6252in" fo:margin-right="-0.5618in" fo:text-indent="0in" style:auto-text-indent="false" style:page-number="auto" fo:background-color="transparent"/>
      <style:text-properties fo:color="#000099" style:font-name="FreeMono" fo:font-size="9pt" officeooo:rsid="0036f12c" officeooo:paragraph-rsid="0036f12c" style:font-size-asian="9pt" style:font-size-complex="9pt"/>
    </style:style>
    <style:style style:name="P92" style:family="paragraph" style:parent-style-name="Standard" style:master-page-name="">
      <loext:graphic-properties draw:fill="none"/>
      <style:paragraph-properties fo:margin-left="-0.6252in" fo:margin-right="-0.5618in" fo:text-indent="0in" style:auto-text-indent="false" style:page-number="auto" fo:background-color="transparent"/>
      <style:text-properties fo:color="#330099" style:font-name="FreeMono" fo:font-size="9pt" officeooo:rsid="00239abd" officeooo:paragraph-rsid="00239abd" style:font-size-asian="9pt" style:font-size-complex="9pt"/>
    </style:style>
    <style:style style:name="P93" style:family="paragraph" style:parent-style-name="Standard" style:master-page-name="">
      <loext:graphic-properties draw:fill="none"/>
      <style:paragraph-properties fo:margin-left="-0.6252in" fo:margin-right="-0.5618in" fo:text-indent="0in" style:auto-text-indent="false" style:page-number="auto" fo:background-color="transparent"/>
      <style:text-properties fo:color="#000099" style:font-name="FreeMono" fo:font-size="9pt" officeooo:rsid="003cc818" officeooo:paragraph-rsid="003cc818" style:font-size-asian="9pt" style:font-size-complex="9pt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cc818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cc818"/>
    </style:style>
    <style:style style:name="P96" style:family="paragraph" style:parent-style-name="Code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9ff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7afa8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29734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2bdb64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2d457a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2e8ad6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31d98a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336ce7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font-size="12pt" fo:letter-spacing="normal" fo:font-style="normal" fo:font-weight="normal"/>
    </style:style>
    <style:style style:name="T15" style:family="text">
      <style:text-properties fo:font-variant="normal" fo:text-transform="none" fo:font-size="12pt" fo:letter-spacing="normal" fo:font-style="normal" fo:font-weight="normal" officeooo:rsid="00169a67"/>
    </style:style>
    <style:style style:name="T16" style:family="text">
      <style:text-properties fo:font-variant="normal" fo:text-transform="none" fo:font-size="12pt" fo:letter-spacing="normal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font-name="Liberation Serif" fo:font-size="12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style:font-name="Liberation Serif" fo:font-size="12pt" fo:letter-spacing="normal" fo:font-style="italic" style:text-underline-style="solid" style:text-underline-width="auto" style:text-underline-color="font-color" fo:font-weight="bold" officeooo:rsid="00169a67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330099" style:font-name="FreeMono" fo:font-size="9pt" fo:letter-spacing="normal" fo:font-style="normal" fo:font-weight="normal" style:font-size-asian="9pt" style:font-size-complex="9pt"/>
    </style:style>
    <style:style style:name="T20" style:family="text">
      <style:text-properties fo:font-variant="normal" fo:text-transform="none" fo:color="#330099" style:font-name="FreeMono" fo:font-size="9pt" fo:letter-spacing="normal" fo:font-style="normal" fo:font-weight="normal" officeooo:rsid="001dbdd4" style:font-size-asian="9pt" style:font-size-complex="9pt"/>
    </style:style>
    <style:style style:name="T21" style:family="text">
      <style:text-properties fo:font-variant="normal" fo:text-transform="none" fo:color="#330099" style:font-name="FreeMono" fo:font-size="9pt" fo:letter-spacing="normal" fo:font-style="normal" fo:font-weight="normal" officeooo:rsid="00378f48" style:font-size-asian="9pt" style:font-size-complex="9pt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378f48"/>
    </style:style>
    <style:style style:name="T25" style:family="text">
      <style:text-properties fo:font-variant="normal" fo:text-transform="none" fo:letter-spacing="normal" fo:font-style="normal" fo:font-weight="bold"/>
    </style:style>
    <style:style style:name="T26" style:family="text">
      <style:text-properties style:font-name="Liberation Serif" officeooo:rsid="001c5dea"/>
    </style:style>
    <style:style style:name="T27" style:family="text">
      <style:text-properties style:font-name="Liberation Serif" officeooo:rsid="00378f48"/>
    </style:style>
    <style:style style:name="T28" style:family="text">
      <style:text-properties officeooo:rsid="001625fb"/>
    </style:style>
    <style:style style:name="T29" style:family="text">
      <style:text-properties fo:letter-spacing="normal" fo:font-style="italic" fo:font-weight="normal"/>
    </style:style>
    <style:style style:name="T30" style:family="text">
      <style:text-properties fo:letter-spacing="normal" fo:font-style="italic" fo:font-weight="normal" officeooo:rsid="0022424d"/>
    </style:style>
    <style:style style:name="T31" style:family="text">
      <style:text-properties officeooo:rsid="00169a67"/>
    </style:style>
    <style:style style:name="T32" style:family="text">
      <style:text-properties officeooo:rsid="001b3877"/>
    </style:style>
    <style:style style:name="T33" style:family="text">
      <style:text-properties officeooo:rsid="001dbdd4"/>
    </style:style>
    <style:style style:name="T34" style:family="text">
      <style:text-properties fo:color="#330099" style:font-name="FreeMono" fo:font-size="9pt" style:font-size-asian="9pt" style:font-size-complex="9pt"/>
    </style:style>
    <style:style style:name="T35" style:family="text">
      <style:text-properties fo:color="#330099" style:font-name="FreeMono" fo:font-size="9pt" officeooo:rsid="0023f053" style:font-size-asian="9pt" style:font-size-complex="9pt"/>
    </style:style>
    <style:style style:name="T36" style:family="text">
      <style:text-properties officeooo:rsid="002110df"/>
    </style:style>
    <style:style style:name="T37" style:family="text">
      <style:text-properties officeooo:rsid="0022424d"/>
    </style:style>
    <style:style style:name="T38" style:family="text">
      <style:text-properties officeooo:rsid="00265a2b"/>
    </style:style>
    <style:style style:name="T39" style:family="text">
      <style:text-properties officeooo:rsid="002bdb64"/>
    </style:style>
    <style:style style:name="T40" style:family="text">
      <style:text-properties officeooo:rsid="002e8ad6"/>
    </style:style>
    <style:style style:name="T41" style:family="text">
      <style:text-properties officeooo:rsid="00336bea"/>
    </style:style>
    <style:style style:name="T42" style:family="text">
      <style:text-properties officeooo:rsid="0036097f"/>
    </style:style>
    <style:style style:name="T43" style:family="text">
      <style:text-properties fo:color="#000000" style:font-name="Liberation Serif" fo:font-size="12pt" style:font-size-asian="12pt" style:font-size-complex="12pt"/>
    </style:style>
    <style:style style:name="T44" style:family="text">
      <style:text-properties fo:color="#000000" style:font-name="Liberation Serif" fo:font-size="12pt" officeooo:rsid="00336ce7" style:font-size-asian="12pt" style:font-size-complex="12pt"/>
    </style:style>
    <style:style style:name="T45" style:family="text">
      <style:text-properties fo:color="#000000" style:font-name="Liberation Serif" fo:font-size="12pt" officeooo:rsid="0036f12c" style:font-size-asian="12pt" style:font-size-complex="12pt"/>
    </style:style>
    <style:style style:name="T46" style:family="text">
      <style:text-properties fo:color="#000000" style:font-name="Liberation Serif" fo:font-size="12pt" officeooo:rsid="00378f48" style:font-size-asian="12pt" style:font-size-complex="12pt"/>
    </style:style>
    <style:style style:name="T47" style:family="text">
      <style:text-properties fo:color="#000000" style:font-name="Liberation Serif" fo:font-size="12pt" officeooo:rsid="003cc818" style:font-size-asian="12pt" style:font-size-complex="12pt"/>
    </style:style>
    <style:style style:name="T48" style:family="text">
      <style:text-properties fo:color="#000000" style:font-name="Liberation Serif" fo:font-size="12pt" fo:font-weight="normal" officeooo:rsid="003d3119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fo:font-weight="normal" officeooo:rsid="003cc818" style:font-size-asian="12pt" style:font-weight-asian="normal" style:font-size-complex="12pt" style:font-weight-complex="normal"/>
    </style:style>
    <style:style style:name="T50" style:family="text">
      <style:text-properties fo:color="#000099"/>
    </style:style>
    <style:style style:name="T51" style:family="text">
      <style:text-properties fo:color="#000099" style:font-name="FreeMono" fo:font-size="9pt" style:font-size-asian="9pt" style:font-size-complex="9pt"/>
    </style:style>
    <style:style style:name="T52" style:family="text">
      <style:text-properties fo:color="#000099" fo:font-size="9pt" style:font-size-asian="9pt" style:font-size-complex="9pt"/>
    </style:style>
    <style:style style:name="T53" style:family="text">
      <style:text-properties officeooo:rsid="0036f12c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0378f48" style:font-size-asian="9pt" style:font-size-complex="9pt"/>
    </style:style>
    <style:style style:name="T56" style:family="text">
      <style:text-properties style:font-name="FreeMono" officeooo:rsid="003b3ccf"/>
    </style:style>
    <style:style style:name="T57" style:family="text">
      <style:text-properties officeooo:rsid="00378f48"/>
    </style:style>
    <style:style style:name="T58" style:family="text">
      <style:text-properties officeooo:rsid="003ad474"/>
    </style:style>
    <style:style style:name="T59" style:family="text">
      <style:text-properties officeooo:rsid="003b3ccf"/>
    </style:style>
    <style:style style:name="T60" style:family="text">
      <style:text-properties officeooo:rsid="003cc818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03f1c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Docker Swarm</text:span>:</text:p>
      <text:p text:style-name="P2">Docker Swarm is native clustering for Docker. It turns a pool of Docker hosts into a single, virtual Docker host. Other tools: Mesos/Marathon (Used by Tweeter &amp; Airbnb, Kubernetes</text:p>
      <text:p text:style-name="P1"/>
      <text:p text:style-name="P1"><text:span text:style-name="T6">Feature highlights</text:span>:</text:p>
      <text:list xml:id="list5302070567394696307" text:style-name="L1">
        <text:list-item>
          <text:p text:style-name="P42">Cluster management integrated with Docker Engine <text:span text:style-name="T41">(https://raft.github.io/)</text:span></text:p>
        </text:list-item>
        <text:list-item>
          <text:p text:style-name="P43">Decentralized design</text:p>
        </text:list-item>
        <text:list-item>
          <text:p text:style-name="P43">Declarative service model: <text:span text:style-name="T32">Declare an application that contain one or more services (Exp: web front end service and Database)</text:span></text:p>
        </text:list-item>
        <text:list-item>
          <text:p text:style-name="P43">Scal<text:span text:style-name="T14">ing</text:span></text:p>
        </text:list-item>
        <text:list-item>
          <text:p text:style-name="P43"><text:span text:style-name="T14">Desired </text:span>state reconciliation</text:p>
        </text:list-item>
        <text:list-item>
          <text:p text:style-name="P43">Multi-host networking: ??</text:p>
        </text:list-item>
        <text:list-item>
          <text:p text:style-name="P43">Service discovery: <text:span text:style-name="T32">Manager give a unique DNS name to a Service and load balances running containers</text:span></text:p>
        </text:list-item>
        <text:list-item>
          <text:p text:style-name="P43">Load balancing</text:p>
        </text:list-item>
        <text:list-item>
          <text:p text:style-name="P43">Secure by default</text:p>
        </text:list-item>
        <text:list-item>
          <text:p text:style-name="P43">Rolling updates: Service update applied incrementally to simplify Rollback in anything goes wrong. ??</text:p>
        </text:list-item>
      </text:list>
      <text:p text:style-name="P1"/>
      <text:p text:style-name="P39"><text:span text:style-name="T6">Docker Engine Inside VS Outside Swarm mode</text:span>:</text:p>
      <text:p text:style-name="P38">When you run Docker Engine outside of swarm mode, <text:span text:style-name="T1">you execute container commands</text:span>. When you run the Engine in swarm mode, <text:span text:style-name="T1">you orchestrate services</text:span>.</text:p>
      <text:p text:style-name="P40"><text:span text:style-name="T6">KeyWord</text:span>:</text:p>
      <text:list xml:id="list125755227686042" text:continue-numbering="true" text:style-name="L1">
        <text:list-item>
          <text:p text:style-name="P62">Cluster: A set of docker engine running <text:s/>in Swarm mode.</text:p>
        </text:list-item>
        <text:list-item>
          <text:p text:style-name="P62">Node: Member of a cluster witch can be Manager and/or Worker </text:p>
        </text:list-item>
        <text:list-item>
          <text:p text:style-name="P44">Manager: Accepts services, Generate tasks, Allocate ressources and dispatch tasks to available node .</text:p>
        </text:list-item>
        <text:list-item>
          <text:p text:style-name="P46">Worker: <text:span text:style-name="T28">Execute tasks</text:span></text:p>
        </text:list-item>
        <text:list-item>
          <text:p text:style-name="P45">Services: <text:span text:style-name="T31">is the definition of the tasks to execute on the worker nodes (Containers and commands to be executed inside them)</text:span></text:p>
          <text:list>
            <text:list-item>
              <text:p text:style-name="P47">Global services: manager runs one task on every available node.</text:p>
            </text:list-item>
            <text:list-item>
              <text:p text:style-name="P47">Replicate service: manager distributes a specific number of replica tasks among the nodes</text:p>
            </text:list-item>
          </text:list>
        </text:list-item>
        <text:list-item>
          <text:p text:style-name="P45">Tasks: <text:span text:style-name="T15">A task represents a unit of work assigned to a node.</text:span></text:p>
        </text:list-item>
      </text:list>
      <text:h text:style-name="Heading_20_1" text:outline-level="1"><text:span text:style-name="T18">C</text:span><text:span text:style-name="T17">ommands</text:span><text:span text:style-name="T14">:</text:span></text:h>
      <text:p text:style-name="P3"><text:span text:style-name="T16">Initiate swarm </text:span><text:span text:style-name="T14">(Create Manager): </text:span></text:p>
      <text:p text:style-name="P23"><text:span text:style-name="T57">$ </text:span>docker swarm init --advertise-addr &lt;MANAGER_IP&gt;<text:span text:style-name="T33">|</text:span>&lt;DEV:2377&gt;</text:p>
      <text:p text:style-name="P20"/>
      <text:p text:style-name="P3"><text:span text:style-name="T4">Join Swarm</text:span>:</text:p>
      <text:list xml:id="list240467610379179271" text:style-name="L2">
        <text:list-item>
          <text:p text:style-name="P48">Retrieve TOKEN from manager node by executing this command:</text:p>
          <text:list>
            <text:list-item>
              <text:p text:style-name="P96"><text:span text:style-name="T26">Worker’</text:span><text:span text:style-name="T27">s worker</text:span><text:span text:style-name="T26">: </text:span><text:span text:style-name="T21">$ d</text:span><text:span text:style-name="T19">ocker swarm join-token worker</text:span></text:p>
            </text:list-item>
            <text:list-item>
              <text:p text:style-name="P61"><text:span text:style-name="T26">Manager’ </text:span><text:span text:style-name="T27">s manager</text:span><text:span text:style-name="T26">: </text:span><text:span text:style-name="T21">$ d</text:span><text:span text:style-name="T19">ocker swarm join-token </text:span><text:span text:style-name="T20">manager </text:span></text:p>
            </text:list-item>
          </text:list>
        </text:list-item>
        <text:list-item>
          <text:p text:style-name="P63">Execute this command on node:</text:p>
        </text:list-item>
      </text:list>
      <text:p text:style-name="P78"><text:span text:style-name="T55">$ </text:span><text:span text:style-name="T54">docker swarm join --token SWMTKN-1-3qu42by3xxkxh... &lt;MANAGER_IP&gt;:2377</text:span></text:p>
      <text:p text:style-name="P36"><text:span text:style-name="T4">List available node</text:span>:</text:p>
      <text:p text:style-name="P33"><text:span text:style-name="T57">$ </text:span>docker node ls</text:p>
      <text:p text:style-name="P4">&gt;&gt; output:</text:p>
      <text:p text:style-name="P41">ID <text:s text:c="26"/>HOSTNAME <text:s/>STATUS <text:s/>AVAILABILITY <text:s/>MANAGER STATUS</text:p>
      <text:p text:style-name="P41">1gvlzqrut1fapq320a367ebdc <text:s text:c="3"/>worker1 <text:s text:c="2"/>Ready <text:s text:c="2"/><text:span text:style-name="T1">Active</text:span> <text:s text:c="7"/></text:p>
      <text:p text:style-name="P41">b0j984s3hr6qa4ls96ntw06it <text:s text:c="3"/>worker2 <text:s text:c="2"/>Ready <text:s text:c="2"/><text:span text:style-name="T2">Active</text:span> <text:s text:c="8"/></text:p>
      <text:p text:style-name="P41">beipilfnnv9giucqfuk4lg6xm * <text:s/>manager1 <text:s/>Ready <text:s text:c="2"/><text:span text:style-name="T1">Active</text:span> <text:s text:c="7"/><text:span text:style-name="T1">Leader</text:span></text:p>
      <text:p text:style-name="P3"><text:s/></text:p>
      <text:p text:style-name="P11"><text:span text:style-name="T4">Drain a node / Activate </text:span><text:span text:style-name="T5">a </text:span><text:span text:style-name="T4">node</text:span>:</text:p>
      <text:p text:style-name="P30"><text:span text:style-name="T57">$ </text:span>docker node update --availability drain &lt;NODE&gt;</text:p>
      <text:p text:style-name="P30"><text:span text:style-name="T57">$ </text:span>docker node update --availability active &lt;NODE&gt;</text:p>
      <text:p text:style-name="P3"/>
      <text:p text:style-name="P11"><text:span text:style-name="T7">Promote node</text:span> <text:span text:style-name="T38">(from worker to manager)</text:span>:</text:p>
      <text:p text:style-name="P28"><text:span text:style-name="T57">$ </text:span>docker node promote &lt;NODE1&gt; &lt;NODE2&gt; …</text:p>
      <text:p text:style-name="P13"/>
      <text:p text:style-name="P12"><text:span text:style-name="T8">De</text:span><text:span text:style-name="T7">mote node</text:span> <text:span text:style-name="T38">(from manager to worker)</text:span>:</text:p>
      <text:p text:style-name="P29"><text:span text:style-name="T57">$ </text:span>docker node <text:span text:style-name="T58">de</text:span>mote &lt;NODE1&gt; &lt;NODE2&gt; …</text:p>
      <text:p text:style-name="P3"/>
      <text:p text:style-name="P4"><text:span text:style-name="T4">Deploy service</text:span>:</text:p>
      <text:p text:style-name="P41"><text:span text:style-name="T24">$ </text:span><text:span text:style-name="T23">docker service </text:span><text:span text:style-name="T25">create</text:span><text:span text:style-name="T22"> </text:span><text:span text:style-name="T29">--replicas </text:span><text:span text:style-name="T30">5</text:span><text:span text:style-name="T29"> --name helloworld alpine ping docker.com</text:span></text:p>
      <text:p text:style-name="P5"/>
      <text:list xml:id="list6717760768486227983" text:style-name="L3">
        <text:list-item>
          <text:p text:style-name="P49"><text:span text:style-name="T1">docker service create</text:span>: creates the service.</text:p>
        </text:list-item>
        <text:list-item>
          <text:p text:style-name="P49"><text:span text:style-name="T1">--name</text:span>: names the service helloworld.</text:p>
        </text:list-item>
        <text:list-item>
          <text:p text:style-name="P49"><text:span text:style-name="T1">--replicas</text:span>: specifies the desired state. On our case we have only 1 running instance.</text:p>
        </text:list-item>
        <text:list-item>
          <text:p text:style-name="P49"><text:span text:style-name="T1">"alpine ping docker.com"</text:span>: definition of the service; “<text:span text:style-name="T3">Alpine</text:span>” Linux container that executes the command “<text:span text:style-name="T3">ping</text:span> <text:span text:style-name="T3">docker.com</text:span>”.</text:p>
        </text:list-item>
      </text:list>
      <text:p text:style-name="P3"/>
      <text:p text:style-name="P6"><text:span text:style-name="T4">Inspect Service</text:span>:</text:p>
      <text:p text:style-name="P6"><text:span text:style-name="T36">Display</text:span> <text:span text:style-name="T36">details</text:span> about service.</text:p>
      <text:p text:style-name="P24"><text:span text:style-name="T57">$ </text:span>docker service inspect --pretty helloworld</text:p>
      <text:p text:style-name="P6">&gt;&gt; output:</text:p>
      <text:p text:style-name="P24">ID:<text:tab/><text:tab/>9uk4639qpg7npwf3fn2aasksr</text:p>
      <text:p text:style-name="P24">Name:<text:tab/><text:tab/>helloworld</text:p>
      <text:p text:style-name="P24">Mode:<text:tab/><text:tab/>REPLICATED</text:p>
      <text:p text:style-name="P24"><text:s/>Replicas:<text:tab/><text:tab/><text:span text:style-name="T37">5</text:span></text:p>
      <text:p text:style-name="P24">Placement:</text:p>
      <text:p text:style-name="P24">UpdateConfig:</text:p>
      <text:p text:style-name="P24"><text:s/>Parallelism:<text:tab/>1</text:p>
      <text:p text:style-name="P24">ContainerSpec:</text:p>
      <text:p text:style-name="P24"><text:s/>Image:<text:tab/><text:tab/>alpine</text:p>
      <text:p text:style-name="P24"><text:s/>Args:<text:tab/>ping docker.com</text:p>
      <text:p text:style-name="P3"/>
      <text:p text:style-name="P7"><text:span text:style-name="T4">List all services</text:span>:</text:p>
      <text:p text:style-name="P25"><text:span text:style-name="T57">$ </text:span>docker service ls</text:p>
      <text:p text:style-name="P7">&gt;&gt; output</text:p>
      <text:p text:style-name="P25">ID <text:s text:c="11"/>NAME <text:s text:c="7"/>REPLICAS <text:s/>IMAGE <text:s text:c="2"/>COMMAND</text:p>
      <text:p text:style-name="P25">agvwe6pocvjo <text:s/>helloworld <text:s/><text:span text:style-name="T37">5/5</text:span> <text:s text:c="6"/>alpine <text:s/>ping docker.com</text:p>
      <text:p text:style-name="P3"/>
      <text:p text:style-name="P7"><text:span text:style-name="T4">Inspect service’s tasks</text:span>:</text:p>
      <text:p text:style-name="P25"><text:span text:style-name="T57">$ </text:span>docker service ps helloworld</text:p>
      <text:p text:style-name="P7">&gt;&gt; output</text:p>
      <text:p text:style-name="P92">ID <text:s text:c="24"/>NAME <text:s text:c="9"/>IMAGE <text:s text:c="2"/>NODE <text:s text:c="5"/>DESIRED STATE <text:s/>CURRENT STATE <text:s text:c="9"/>ERROR</text:p>
      <text:p text:style-name="P90">a9f0a523tcohbp349puutvbxc <text:s/>helloworld.1 <text:s/>alpine <text:s/>manager1 <text:s/>Running <text:s text:c="7"/>Running 3 minutes ago <text:s/></text:p>
      <text:p text:style-name="P90">4vq9cln7g7z1wsyk7smxjqbgc <text:s/>helloworld.2 <text:s/>alpine <text:s/>worker1 <text:s text:c="2"/>Running <text:s text:c="7"/>Running 3 minutes ago <text:s/></text:p>
      <text:p text:style-name="P90">bkjvb9abrxvujfiu5pxiuzwbn <text:s/>helloworld.3 <text:s/>alpine <text:s/>manager1 <text:s/>Running <text:s text:c="7"/>Running 3 minutes ago <text:s/></text:p>
      <text:p text:style-name="P90">al80w8pje0hp4h8hwngfh27zy <text:s/>helloworld.4 <text:s/>alpine <text:s/>worker1 <text:s text:c="2"/>Running <text:s text:c="7"/>Running 3 minutes ago <text:s/></text:p>
      <text:p text:style-name="P90">c0k7bsch2igei7afx3bn6lvf5 <text:s/>helloworld.5 <text:s/>alpine <text:s/>worker2 <text:s text:c="2"/>Running <text:s text:c="7"/>Running 8 seconds ago <text:s/></text:p>
      <text:p text:style-name="P3"/>
      <text:p text:style-name="P21"/>
      <text:p text:style-name="P37"><text:span text:style-name="T7">Scaling service</text:span>:</text:p>
      <text:p text:style-name="P26"><text:span text:style-name="T57">$ </text:span>docker service scale helloworld=3</text:p>
      <text:p text:style-name="P22"/>
      <text:p text:style-name="P8"><text:span text:style-name="T9">Delete</text:span><text:span text:style-name="T7"> service</text:span>:</text:p>
      <text:p text:style-name="P27"><text:span text:style-name="T57">$ </text:span>docker service <text:span text:style-name="T39">rm</text:span> helloworld</text:p>
      <text:p text:style-name="P14"/>
      <text:p text:style-name="P9"><text:span text:style-name="T10">Rolling update to a</text:span><text:span text:style-name="T7"> service</text:span>:</text:p>
      <text:list xml:id="list6782465126645248408" text:style-name="L4">
        <text:list-item>
          <text:p text:style-name="P50">Create service: <text:span text:style-name="T57">$ </text:span><text:span text:style-name="T35">d</text:span><text:span text:style-name="T34">ocker service create --replicas 3 --name redis --update-delay 10s redis:3.0.6</text:span></text:p>
          <text:list>
            <text:list-item>
              <text:p text:style-name="P50"><text:span text:style-name="T1">--update-delay</text:span>: <text:span text:style-name="T40">Time between each service task update</text:span></text:p>
            </text:list-item>
            <text:list-item>
              <text:p text:style-name="P50"><text:span text:style-name="T1">redis:3.0.6</text:span>: <text:span text:style-name="T40">Container “redis” version 3.0.6ocker</text:span></text:p>
            </text:list-item>
            <text:list-item>
              <text:p text:style-name="P51"><text:span text:style-name="T1">--update-parallelism</text:span>: Define the number of tasks updated simultaneous. Default value is 1</text:p>
            </text:list-item>
            <text:list-item>
              <text:p text:style-name="P51"><text:span text:style-name="T1">--update-failure-action</text:span>: Action in case of update goes wrong. Default value pause</text:p>
            </text:list-item>
          </text:list>
        </text:list-item>
      </text:list>
      <text:p text:style-name="P31"><text:span text:style-name="T57">$ </text:span>docker service inspect --pretty redis</text:p>
      <text:p text:style-name="P15">&gt;&gt; output</text:p>
      <text:p text:style-name="P31">ID:<text:tab/><text:tab/>c25wl5s8ttnxvbgs0lcwks9cb</text:p>
      <text:p text:style-name="P31">Name:<text:tab/><text:tab/>redis</text:p>
      <text:p text:style-name="P31">Mode:<text:tab/><text:tab/>Replicated</text:p>
      <text:p text:style-name="P31"><text:s/>Replicas:<text:tab/>3</text:p>
      <text:p text:style-name="P31">Placement:</text:p>
      <text:p text:style-name="P31">UpdateConfig:</text:p>
      <text:p text:style-name="P31"><text:s/>Parallelism:<text:tab/>1</text:p>
      <text:p text:style-name="P31"><text:s/>Delay:<text:tab/><text:tab/>10s</text:p>
      <text:p text:style-name="P31"><text:s/>On failure:<text:tab/>pause</text:p>
      <text:p text:style-name="P31">ContainerSpec:</text:p>
      <text:p text:style-name="P31"><text:s/>Image:<text:tab/><text:tab/>redis:3.0.6</text:p>
      <text:p text:style-name="P3"/>
      <text:p text:style-name="P10"><text:span text:style-name="T11">Update</text:span><text:span text:style-name="T7"> service</text:span>:</text:p>
      <text:p text:style-name="P34"><text:span text:style-name="T57">$ </text:span>docker service update --image redis:3.0.7 redis</text:p>
      <text:p text:style-name="P32"/>
      <text:p text:style-name="P16"><text:span text:style-name="T12">Expose</text:span><text:span text:style-name="T7"> service</text:span>:</text:p>
      <text:p text:style-name="P32"><text:span text:style-name="T57">$ </text:span>docker service create --name search --publish 9200:9200 --replicas 3 elasticsearch</text:p>
      <text:p text:style-name="P32"/>
      <text:p text:style-name="P17"><text:span text:style-name="T12">Ex</text:span><text:span text:style-name="T13">ercise</text:span>:</text:p>
      <text:p text:style-name="P18">Create a web service who listen on port 8080 and display the IP address of the host where is running.</text:p>
      <text:list xml:id="list6319112410356363508" text:style-name="L5">
        <text:list-item>
          <text:p text:style-name="P52">Create a web container (Exp: <text:span text:style-name="T42">apache</text:span> with php page to display IP Address)</text:p>
        </text:list-item>
      </text:list>
      <text:p text:style-name="P19">https://github.com/shitana/webserverimage</text:p>
      <text:p text:style-name="P35"/>
      <text:list xml:id="list125754928195873" text:continue-numbering="true" text:style-name="L5">
        <text:list-item>
          <text:p text:style-name="P52"><text:span text:style-name="T57">Prepare environment</text:span> </text:p>
          <text:list>
            <text:list-item>
              <text:p text:style-name="P53">Create machine<text:span text:style-name="T57">s</text:span></text:p>
            </text:list-item>
          </text:list>
        </text:list-item>
      </text:list>
      <text:p text:style-name="P35"><text:span text:style-name="T57">$ </text:span>sudo docker-machine create --driver virtualbox --virtualbox-memory "1024" manager1 </text:p>
      <text:p text:style-name="P35"><text:span text:style-name="T57">$ </text:span>sudo docker-machine create --driver virtualbox --virtualbox-memory "1024" worker1 </text:p>
      <text:p text:style-name="P35"><text:span text:style-name="T57">$ </text:span>sudo docker-machine create --driver virtualbox --virtualbox-memory "1024" worker2</text:p>
      <text:p text:style-name="P80"><text:span text:style-name="T44"/></text:p>
      <text:list xml:id="list7148705084697200694" text:style-name="L6">
        <text:list-item>
          <text:list>
            <text:list-item>
              <text:p text:style-name="P79"><text:span text:style-name="T44">L</text:span><text:span text:style-name="T43">ist available machine:</text:span></text:p>
            </text:list-item>
          </text:list>
        </text:list-item>
      </text:list>
      <text:p text:style-name="P70">$ sudo docker-machine ls</text:p>
      <text:p text:style-name="P91">NAME <text:s text:c="6"/>ACTIVE <text:s text:c="2"/>DRIVER <text:s text:c="6"/>STATE <text:s text:c="4"/>URL <text:s text:c="24"/>SWARM <text:s text:c="2"/>DOCKER <text:s text:c="3"/>ERRORS</text:p>
      <text:p text:style-name="P88">manager1 <text:s text:c="2"/>- <text:s text:c="7"/>virtualbox <text:s text:c="2"/>Running <text:s text:c="2"/>tcp://192.168.99.100:2376 <text:s text:c="10"/>v1.12.5 <text:s text:c="2"/></text:p>
      <text:p text:style-name="P88">worker1 <text:s text:c="3"/>- <text:s text:c="7"/>virtualbox <text:s text:c="2"/>Running <text:s text:c="2"/>tcp://192.168.99.103:2376 <text:s text:c="10"/>v1.12.5 <text:s text:c="2"/></text:p>
      <text:p text:style-name="P87"><text:span text:style-name="T51">worker2 <text:s text:c="3"/>- <text:s text:c="7"/>virtualbox <text:s text:c="2"/>Running <text:s text:c="2"/>tcp://192.168.99.102:2376 <text:s text:c="10"/>v1.12.5 <text:s/></text:span><text:span text:style-name="T43"><text:s/></text:span></text:p>
      <text:p text:style-name="P81"><text:span text:style-name="T44"/></text:p>
      <text:list xml:id="list125755475229910" text:continue-numbering="true" text:style-name="L6">
        <text:list-item>
          <text:list>
            <text:list-item>
              <text:p text:style-name="P82"><text:span text:style-name="T44">S</text:span><text:span text:style-name="T43">SH connexion</text:span></text:p>
            </text:list-item>
          </text:list>
        </text:list-item>
      </text:list>
      <text:p text:style-name="P66">$ docker-machine ssh &lt;MACHINE_NAME&gt;</text:p>
      <text:p text:style-name="P77"><text:span text:style-name="T44"/></text:p>
      <text:list xml:id="list125753377975813" text:continue-numbering="true" text:style-name="L6">
        <text:list-item>
          <text:list>
            <text:list-item>
              <text:p text:style-name="P76"><text:span text:style-name="T44">C</text:span><text:span text:style-name="T43">reate Swarm</text:span></text:p>
              <text:list>
                <text:list-item>
                  <text:p text:style-name="P79"><text:span text:style-name="T43">Create swarm </text:span><text:span text:style-name="T46">(M</text:span><text:span text:style-name="T43">anager1</text:span><text:span text:style-name="T46">)</text:span></text:p>
                </text:list-item>
              </text:list>
            </text:list-item>
          </text:list>
        </text:list-item>
      </text:list>
      <text:p text:style-name="P65"><text:span text:style-name="T59">docker@manager1:~$ </text:span>docker swarm init --advertise-addr <text:span text:style-name="T53">192.168.99.100</text:span></text:p>
      <text:p text:style-name="P81"><text:span text:style-name="T43"/></text:p>
      <text:list xml:id="list125753843760472" text:continue-numbering="true" text:style-name="L6">
        <text:list-item>
          <text:list>
            <text:list-item>
              <text:list>
                <text:list-item>
                  <text:p text:style-name="P82"><text:span text:style-name="T43">Join Swarm (worker1 and worker2)</text:span></text:p>
                </text:list-item>
              </text:list>
            </text:list-item>
          </text:list>
        </text:list-item>
      </text:list>
      <text:p text:style-name="P65"><text:span text:style-name="T56">docker@workerX:~$</text:span><text:span text:style-name="T57"> </text:span>docker swarm join --token SWMTKN-1-3qu42by3xxkxh... &lt;MANAGER_IP&gt;:2377</text:p>
      <text:p text:style-name="P81"><text:soft-page-break/><text:span text:style-name="T43"/></text:p>
      <text:list xml:id="list125753936826699" text:continue-numbering="true" text:style-name="L6">
        <text:list-item>
          <text:list>
            <text:list-item>
              <text:list>
                <text:list-item>
                  <text:p text:style-name="P82"><text:span text:style-name="T43">List swarm node (Manager1)</text:span></text:p>
                </text:list-item>
              </text:list>
            </text:list-item>
          </text:list>
        </text:list-item>
      </text:list>
      <text:p text:style-name="P68"><text:span text:style-name="T56">docker@manager1:~$</text:span> docker node ls</text:p>
      <text:p text:style-name="P66">ID <text:s text:c="26"/>HOSTNAME <text:s/>STATUS <text:s/>AVAILABILITY <text:s/>MANAGER STATUS</text:p>
      <text:p text:style-name="P66">1gvlzqrut1fapq320a367ebdc <text:s text:c="3"/>worker1 <text:s text:c="2"/>Ready <text:s text:c="2"/>Active <text:s text:c="7"/></text:p>
      <text:p text:style-name="P66">b0j984s3hr6qa4ls96ntw06it <text:s text:c="3"/>worker2 <text:s text:c="2"/>Ready <text:s text:c="2"/>Active <text:s text:c="7"/></text:p>
      <text:p text:style-name="P67">beipilfnnv9giucqfuk4lg6xm * <text:s/>manager1 <text:s/>Ready <text:s text:c="2"/>Active <text:s text:c="7"/>Leader</text:p>
      <text:p text:style-name="P83"><text:span text:style-name="T45"/></text:p>
      <text:list xml:id="list125754459961461" text:continue-list="list125754928195873" text:style-name="L5">
        <text:list-item>
          <text:p text:style-name="P54"><text:span text:style-name="T60">Service management</text:span></text:p>
          <text:list>
            <text:list-item>
              <text:p text:style-name="P55">Create service</text:p>
            </text:list-item>
          </text:list>
        </text:list-item>
      </text:list>
      <text:p text:style-name="P72">docker@manager1:~$ docker service create --replicas 3 --publish 8080:80 --name swarmtuto salmenhitana/webserverphp</text:p>
      <text:p text:style-name="P56"/>
      <text:list xml:id="list125754055386073" text:continue-numbering="true" text:style-name="L5">
        <text:list-item>
          <text:list>
            <text:list-item>
              <text:p text:style-name="P55">Inspect service</text:p>
            </text:list-item>
          </text:list>
        </text:list-item>
      </text:list>
      <text:p text:style-name="P93">docker@manager1:~$ docker service ps swarmtuto</text:p>
      <text:p text:style-name="P89">ID <text:s text:c="24"/>NAME <text:s text:c="8"/>IMAGE <text:s text:c="21"/>NODE <text:s text:c="5"/>DESIRED STATE <text:s/>CURRENT STATE <text:s text:c="12"/>ERROR</text:p>
      <text:p text:style-name="P89">eavuxhf521q3lziwhs0adkvsp <text:s/>swarmtuto.1 <text:s/>salmenhitana/webserverphp <text:s/><text:span text:style-name="T1">worker2</text:span> <text:s text:c="2"/>Running <text:s text:c="7"/><text:span text:style-name="T1">Preparing 13 seconds ago <text:s/></text:span></text:p>
      <text:p text:style-name="P89">95msg6fyaece6swbdk1jgh4k8 <text:s/>swarmtuto.2 <text:s/>salmenhitana/webserverphp <text:s/><text:span text:style-name="T1">worker1</text:span> <text:s text:c="2"/>Running <text:s text:c="7"/><text:span text:style-name="T1">Preparing 13 seconds ago <text:s/></text:span></text:p>
      <text:p text:style-name="P89">5uiosevqepk8cc244vw6xqwzt <text:s/>swarmtuto.3 <text:s/>salmenhitana/webserverphp <text:s/><text:span text:style-name="T1">manager1</text:span> <text:s/>Running <text:s text:c="7"/><text:span text:style-name="T1">Preparing 13 seconds ago <text:s/></text:span></text:p>
      <text:p text:style-name="P86"><text:span text:style-name="T47"/></text:p>
      <text:list xml:id="list8010156070888284404" text:style-name="L9">
        <text:list-item>
          <text:p text:style-name="P84"><text:span text:style-name="T47">Check Swarm loadbalancer</text:span></text:p>
        </text:list-item>
      </text:list>
      <text:p text:style-name="P94"><text:span text:style-name="T49">From your host machine, request your webserver</text:span></text:p>
      <text:p text:style-name="P95"><text:span text:style-name="T49"/></text:p>
      <text:list xml:id="list7330622428530268177" text:style-name="L10">
        <text:list-item>
          <text:list>
            <text:list-item>
              <text:p text:style-name="P85"><text:span text:style-name="T48">Retrieve ip addresses of your docker machines:</text:span></text:p>
            </text:list-item>
          </text:list>
        </text:list-item>
      </text:list>
      <text:p text:style-name="P73"><text:span text:style-name="T61">$ sudo docker-machine ls</text:span></text:p>
      <text:p text:style-name="P73"><text:span text:style-name="T61">$ sudo docker-machine ip &lt;MACHINE_NAME&gt;</text:span></text:p>
      <text:p text:style-name="P57"/>
      <text:list xml:id="list125754663931611" text:continue-numbering="true" text:style-name="L10">
        <text:list-item>
          <text:list>
            <text:list-item>
              <text:p text:style-name="P58">Send GET request (curl IP:8080)</text:p>
            </text:list-item>
          </text:list>
        </text:list-item>
      </text:list>
      <text:p text:style-name="P59"><text:span text:style-name="T51">$ for machine in manager1 worker1 worker2; \</text:span></text:p>
      <text:p text:style-name="P59"><text:span text:style-name="T51"><text:s text:c="2"/>do \</text:span></text:p>
      <text:p text:style-name="P74"><text:s text:c="4"/>IP=$(sudo docker-machine ip $machine); \</text:p>
      <text:p text:style-name="P74"><text:s text:c="4"/>echo "Send 3 request <text:span text:style-name="T62">to</text:span> $machine"; \</text:p>
      <text:p text:style-name="P74"><text:s text:c="4"/>for i in {0..2}; \</text:p>
      <text:p text:style-name="P74"><text:s text:c="4"/>do \</text:p>
      <text:p text:style-name="P74"><text:s text:c="6"/>curl $IP:8080; echo ; \</text:p>
      <text:p text:style-name="P74"><text:s text:c="4"/>done; \</text:p>
      <text:p text:style-name="P74"><text:s text:c="2"/>done</text:p>
      <text:p text:style-name="P60">&gt;&gt; output</text:p>
      <text:p text:style-name="P75">Send 3 request to manager1</text:p>
      <text:p text:style-name="P75">10.255.0.6</text:p>
      <text:p text:style-name="P75">10.255.0.8</text:p>
      <text:p text:style-name="P75">10.255.0.7</text:p>
      <text:p text:style-name="P75">Send 3 request to worker1</text:p>
      <text:p text:style-name="P75">10.255.0.6</text:p>
      <text:p text:style-name="P75">10.255.0.8</text:p>
      <text:p text:style-name="P75">10.255.0.7</text:p>
      <text:p text:style-name="P75">Send 3 request to worker2</text:p>
      <text:p text:style-name="P75">10.255.0.6</text:p>
      <text:p text:style-name="P75">10.255.0.8</text:p>
      <text:p text:style-name="P75">10.255.0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color="#0000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7:03:18.481999973</meta:creation-date>
    <dc:date>2017-01-01T12:57:33.465065409</dc:date>
    <meta:editing-duration>PT2H49M20S</meta:editing-duration>
    <meta:editing-cycles>34</meta:editing-cycles>
    <meta:generator>LibreOffice/5.1.4.2$Linux_X86_64 LibreOffice_project/10m0$Build-2</meta:generator>
    <meta:document-statistic meta:table-count="0" meta:image-count="0" meta:object-count="0" meta:page-count="4" meta:paragraph-count="174" meta:word-count="1026" meta:character-count="7622" meta:non-whitespace-character-count="6261"/>
  </office:meta>
</office:document-meta>
</file>